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</office:automatic-styles>
  <office:body>
    <office:text text:use-soft-page-breaks="true">
      <text:p text:style-name="P1">Dimers :</text:p>
      <text:p text:style-name="P2"/>
      <text:p text:style-name="P3">pdb to treat: 1gv3_inter_pdb_With_Conservation_Scores.pdb</text:p>
      <text:p text:style-name="P4">spectrum b, red_white_blue, 1gv3_inter_pdb_With_Conservation_Scores, minimum=-1.428, maximum=2.788</text:p>
      <text:p text:style-name="P5"/>
      <text:p text:style-name="P6">pdb to treat: 3r12_inter_pdb_With_Conservation_Scores.pdb</text:p>
      <text:p text:style-name="P7">spectrum b, red_white_blue, 3r12_inter_pdb_With_Conservation_Scores, minimum=-1.367, maximum=2.903</text:p>
      <text:p text:style-name="P8"/>
      <text:p text:style-name="P9">pdb to treat:<text:s/>2btm_inter_pdb_With_Conservation_Scores.pdb<text:line-break/>spectrum b, red_white_blue, 2btm_inter_pdb_With_Conservation_Scores, minimum=-1.27, maximum=2.903</text:p>
      <text:p text:style-name="P10"/>
      <text:p text:style-name="P11">pdb to treat: 1x77_inter_pdb_With_Conservation_Scores.pdb<text:line-break/>spectrum b, red_white_blue, 1x77_inter_pdb_With_Conservation_Scores, minimum=-1.428, maximum=2.531</text:p>
      <text:p text:style-name="P12"/>
      <text:p text:style-name="P13">pdb to treat: 1tvl_inter_pdb_With_Conservation_Scores.pdb<text:line-break/>spectrum b, red_white_blue, 1tvl_inter_pdb_With_Conservation_Scores, minimum=-1.619, maximum=3.415</text:p>
      <text:p text:style-name="P14"/>
      <text:p text:style-name="P15">pdb to treat: 1qax_inter_pdb_With_Conservation_Scores.pdb<text:line-break/>spectrum b, red_white_blue, 1qax_inter_pdb_With_Conservation_Scores, minimum=-1.223, maximum=3.2</text:p>
      <text:p text:style-name="P16"/>
      <text:p text:style-name="P17">pdb to treat: 1pv9_inter_pdb_With_Conservation_Scores.pdb<text:line-break/>spectrum b, red_white_blue, 1pv9_inter_pdb_With_Conservation_Scores, minimum=-1.564, maximum=2.712</text:p>
      <text:p text:style-name="P18"/>
      <text:p text:style-name="P19">pdb to treat: 1nf9_inter_pdb_With_Conservation_Scores.pdb<text:line-break/>spectrum b, red_white_blue, 1nf9_inter_pdb_With_Conservation_Scores, minimum=-1.133, maximum=2.72</text:p>
      <text:p text:style-name="P20"/>
      <text:p text:style-name="P21">pdb to treat:<text:s/>1mjf_inter_pdb_With_Conservation_Scores.pdb<text:line-break/>spectrum b, red_white_blue, 1mjf_inter_pdb_With_Conservation_Scores, minimum=-1.448, maximum=2.743</text:p>
      <text:p text:style-name="P22"/>
      <text:p text:style-name="P23">pdb to treat: 1m0s_inter_pdb_With_Conservation_Scores.pdb</text:p>
      <text:p text:style-name="P24">spectrum b, red_white_blue, 1m0s_inter_pdb_With_Conservation_Scores, minimum=-1.288, maximum=3.163</text:p>
      <text:p text:style-name="P25"/>
      <text:p text:style-name="P26">pdb to treat: 1lvl_inter_pdb_With_Conservation_Scores.pdb</text:p>
      <text:p text:style-name="P27">spectrum b, red_white_blue, 1lvl_inter_pdb_With_Conservation_Scores, minimum=-1.324, maximum=3.222</text:p>
      <text:p text:style-name="P28"/>
      <text:p text:style-name="P29">pdb to treat: 1jsc_inter_pdb_With_Conservation_Scores.pdb</text:p>
      <text:p text:style-name="P30">spectrum b, red_white_blue, 1jsc_inter_pdb_With_Conservation_Scores, minimum=-1.156, maximum=2.878</text:p>
      <text:p text:style-name="P31"/>
      <text:p text:style-name="P32">pdb to treat: 1f89_inter_pdb_With_Conservation_Scores.pdb</text:p>
      <text:soft-page-break/>
      <text:p text:style-name="P33">spectrum b, red_white_blue, 1f89_inter_pdb_With_Conservation_Scores, minimum=-1.387, maximum=2.646</text:p>
      <text:p text:style-name="P34"/>
      <text:p text:style-name="P35">pdb to treat: 1e58_inter_pdb_With_Conservation_Scores.pdb</text:p>
      <text:p text:style-name="P36">spectrum b, red_white_blue, 1e58_inter_pdb_With_Conservation_Scores, minimum=-1.214, maximum=2.797</text:p>
      <text:p text:style-name="P37"/>
      <text:p text:style-name="P38">pdb to treat: 1e3i_inter_pdb_With_Conservation_Scores.pdb</text:p>
      <text:p text:style-name="P39">spectrum b, red_white_blue, 1e3i_inter_pdb_With_Conservation_Scores, minimum=-1.411, maximum=2.906</text:p>
      <text:p text:style-name="P40"/>
      <text:p text:style-name="P41">pdb to treat: 1dk4_inter_pdb_With_Conservation_Scores.pdb</text:p>
      <text:p text:style-name="P42">spectrum b, red_white_blue, 1dk4_inter_pdb_With_Conservation_Scores, minimum=-1.595, maximum=3.055</text:p>
      <text:p text:style-name="P43"/>
      <text:p text:style-name="P44">pdb to treat: 1db3_inter_pdb_With_Conservation_Scores.pdb</text:p>
      <text:p text:style-name="P45">spectrum b, red_white_blue, 1db3_inter_pdb_With_Conservation_Scores, minimum=-1.089, maximum=2.687</text:p>
      <text:p text:style-name="P46"/>
      <text:p text:style-name="P47">pdb to treat: 1bo4_inter_pdb_With_Conservation_Scores.pdb</text:p>
      <text:p text:style-name="P48">spectrum b, red_white_blue, 1bo4_inter_pdb_With_Conservation_Scores, minimum=-1.138, maximum=2.689</text:p>
      <text:p text:style-name="P49"/>
      <text:p text:style-name="P50">pdb to treat: 1afw_inter_pdb_With_Conservation_Scores.pdb</text:p>
      <text:p text:style-name="P51">spectrum b, red_white_blue, 1afw_inter_pdb_With_Conservation_Scores, minimum=-1.452, maximum=3.029</text:p>
      <text:p text:style-name="P52"/>
      <text:p text:style-name="P53">pdb to treat:<text:s/>1ad3_inter_pdb_With_Conservation_Scores.pdb</text:p>
      <text:p text:style-name="P54">spectrum b, red_white_blue, 1ad3_inter_pdb_With_Conservation_Scores, minimum=-1.415, maximum=2.979</text:p>
      <text:p text:style-name="P55"/>
      <text:p text:style-name="P56">pdb to treat: 1a3c_inter_pdb_With_Conservation_Scores.pdb</text:p>
      <text:p text:style-name="P57">spectrum b, red_white_blue, 1a3c_inter_pdb_With_Conservation_Scores, minimum=-1.167, maximum=2.836</text:p>
      <text:p text:style-name="P58"/>
      <text:p text:style-name="Standard">Trimers<text:s/>:</text:p>
      <text:p text:style-name="Standard"/>
      <text:p text:style-name="P59">pdb to treat: 1a4s_inter_pdb_With_Conservation_Scores.pdb</text:p>
      <text:p text:style-name="P60">spectrum b, red_white_blue, 1a4s_inter_pdb_With_Conservation_Scores, minimum=-1.51, maximum=3.168</text:p>
      <text:p text:style-name="P61"/>
      <text:p text:style-name="P62">pdb to treat: 1a16_inter_pdb_With_Conservation_Scores.pdb</text:p>
      <text:p text:style-name="P63">spectrum b, red_white_blue, 1a16_inter_pdb_With_Conservation_Scores, minimum=-1.453, maximum=3.223</text:p>
      <text:p text:style-name="P64"/>
      <text:p text:style-name="P65">pdb to treat: 1b9b_inter_pdb_With_Conservation_Scores.pdb</text:p>
      <text:p text:style-name="P66">spectrum b, red_white_blue, 1b9b_inter_pdb_With_Conservation_Scores, minimum=-1.29, maximum=3.239</text:p>
      <text:p text:style-name="P67"/>
      <text:p text:style-name="P68">pdb to treat: 1bfd_inter_pdb_With_Conservation_Scores.pdb</text:p>
      <text:p text:style-name="P69">spectrum b, red_white_blue, 1bfd_inter_pdb_With_Conservation_Scores, minimum=-1.245, maximum=2.731</text:p>
      <text:p text:style-name="P70"/>
      <text:p text:style-name="P71">pdb to treat: 1dq8_inter_pdb_With_Conservation_Scores.pdb</text:p>
      <text:p text:style-name="P72">spectrum b, red_white_blue, 1dq8_inter_pdb_With_Conservation_Scores, minimum=-1.227, maximum=2.809</text:p>
      <text:p text:style-name="P73"/>
      <text:p text:style-name="P74">pdb to treat: 1eyi_inter_pdb_With_Conservation_Scores.pdb</text:p>
      <text:p text:style-name="P75">spectrum b, red_white_blue, 1eyi_inter_pdb_With_Conservation_Scores, minimum=-1.308, maximum=2.76</text:p>
      <text:p text:style-name="P76"/>
      <text:p text:style-name="P77">pdb to treat: 1f8f_inter_pdb_With_Conservation_Scores.pdb</text:p>
      <text:p text:style-name="P78">spectrum b, red_white_blue, 1f8f_inter_pdb_With_Conservation_Scores, minimum=-1.453, maximum=2.985</text:p>
      <text:p text:style-name="P79"/>
      <text:p text:style-name="P80">pdb to treat: 1f8w_inter_pdb_With_Conservation_Scores.pdb</text:p>
      <text:p text:style-name="P81">spectrum b, red_white_blue, 1f8w_inter_pdb_With_Conservation_Scores, minimum=-1.242, maximum=2.679</text:p>
      <text:p text:style-name="P82"/>
      <text:p text:style-name="P83">pdb to treat: 1fo6_inter_pdb_With_Conservation_Scores.pdb</text:p>
      <text:p text:style-name="P84">spectrum b, red_white_blue, 1fo6_inter_pdb_With_Conservation_Scores, minimum=-1.049, maximum=3.029</text:p>
      <text:p text:style-name="P85"/>
      <text:p text:style-name="P86">pdb to treat: 1inl_inter_pdb_With_Conservation_Scores.pdb</text:p>
      <text:p text:style-name="P87">spectrum b, red_white_blue, 1inl_inter_pdb_With_Conservation_Scores, minimum=-1.474, maximum=2.716</text:p>
      <text:p text:style-name="P88"/>
      <text:p text:style-name="P89">pdb to treat: 1j2r_inter_pdb_With_Conservation_Scores.pdb</text:p>
      <text:p text:style-name="P90">spectrum b, red_white_blue, 1j2r_inter_pdb_With_Conservation_Scores, minimum=-1.314, maximum=2.761</text:p>
      <text:p text:style-name="P91"/>
      <text:p text:style-name="P92">pdb to treat: 1lk5_inter_pdb_With_Conservation_Scores.pdb</text:p>
      <text:p text:style-name="P93">spectrum b, red_white_blue, 1lk5_inter_pdb_With_Conservation_Scores, minimum=-1.341, maximum=2.855</text:p>
      <text:p text:style-name="P94"/>
      <text:p text:style-name="P95">pdb to treat: 1m3k_inter_pdb_With_Conservation_Scores.pdb</text:p>
      <text:p text:style-name="P96">spectrum b, red_white_blue, 1m3k_inter_pdb_With_Conservation_Scores, minimum=-1.446, maximum=2.977</text:p>
      <text:p text:style-name="P97"/>
      <text:p text:style-name="P98">pdb to treat: 1m41_inter_pdb_With_Conservation_Scores.pdb</text:p>
      <text:p text:style-name="P99">spectrum b, red_white_blue, 1m41_inter_pdb_With_Conservation_Scores, minimum=-1.467, maximum=3.261</text:p>
      <text:p text:style-name="P100"/>
      <text:p text:style-name="P101">pdb to treat: 1non_inter_pdb_With_Conservation_Scores.pdb</text:p>
      <text:p text:style-name="P102">spectrum b, red_white_blue, 1non_inter_pdb_With_Conservation_Scores, minimum=-1.093, maximum=2.65</text:p>
      <text:p text:style-name="P103"/>
      <text:p text:style-name="P104">pdb to treat: 1qsm_inter_pdb_With_Conservation_Scores.pdb</text:p>
      <text:p text:style-name="P105">spectrum b, red_white_blue, 1qsm_inter_pdb_With_Conservation_Scores, minimum=-1.278, maximum=3.074</text:p>
      <text:p text:style-name="P106"/>
      <text:p text:style-name="P107">pdb to treat: 1rli_inter_pdb_With_Conservation_Scores.pdb</text:p>
      <text:p text:style-name="P108">spectrum b, red_white_blue, 1rli_inter_pdb_With_Conservation_Scores, minimum=-1.217, maximum=3.016</text:p>
      <text:p text:style-name="P109"/>
      <text:p text:style-name="P110">pdb to treat: 1t2a_inter_pdb_With_Conservation_Scores.pdb</text:p>
      <text:p text:style-name="P111">spectrum b, red_white_blue, 1t2a_inter_pdb_With_Conservation_Scores, minimum=-1.139, maximum=2.931</text:p>
      <text:p text:style-name="P112"/>
      <text:p text:style-name="P113">pdb to treat: 1ub3_inter_pdb_With_Conservation_Scores.pdb</text:p>
      <text:p text:style-name="P114">spectrum b, red_white_blue, 1ub3_inter_pdb_With_Conservation_Scores, minimum=-1.238, maximum=2.776</text:p>
      <text:p text:style-name="P115"/>
      <text:p text:style-name="P116">pdb to treat: 3mds_inter_pdb_With_Conservation_Scores.pdb</text:p>
      <text:p text:style-name="P117">spectrum b, red_white_blue, 3mds_inter_pdb_With_Conservation_Scores, minimum=-1.371, maximum=2.539</text:p>
      <text:p text:style-name="P118"/>
      <text:p text:style-name="P119">pdb to treat: 3pgm_inter_pdb_With_Conservation_Scores.pdb</text:p>
      <text:p text:style-name="P120">spectrum b, red_white_blue, 3pgm_inter_pdb_With_Conservation_Scores, minimum=-1.167, maximum=3.176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rginie Noël</dc:creator>
    <meta:creation-date>2021-04-19T17:40:00Z</meta:creation-date>
    <dc:date>2021-04-20T16:16:00Z</dc:date>
    <meta:template xlink:href="Normal.dotm" xlink:type="simple"/>
    <meta:editing-cycles>5</meta:editing-cycles>
    <meta:editing-duration>PT660S</meta:editing-duration>
    <meta:document-statistic meta:page-count="4" meta:paragraph-count="13" meta:word-count="1022" meta:character-count="6636" meta:row-count="46" meta:non-whitespace-character-count="5627"/>
  </office:meta>
</office:document-meta>
</file>